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3-1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3"/>'all'</text:p>
          </table:table-cell>
          <table:table-cell office:value-type="float" office:value="3324" calcext:value-type="float">
            <text:p>3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2394" calcext:value-type="float">
            <text:p>2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71" calcext:value-type="float">
            <text:p>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table:formula="of:=SUM([.B3:.B8])" office:value-type="float" office:value="3324" calcext:value-type="float">
            <text:p>3324</text:p>
          </table:table-cell>
          <table:table-cell/>
          <table:table-cell table:style-name="ce1" table:formula="of:=SUM([.D3:.D8])" office:value-type="float" office:value="7658" calcext:value-type="float">
            <text:p>7658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1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0605" calcext:value-type="float">
            <text:p>106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662" calcext:value-type="float">
            <text:p>2662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10648" calcext:value-type="float">
            <text:p>10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081" calcext:value-type="float">
            <text:p>2081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2081" calcext:value-type="float">
            <text:p>2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4216" calcext:value-type="float">
            <text:p>4216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4216" calcext:value-type="float">
            <text:p>4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B16]*[.C16]" office:value-type="float" office:value="1044" calcext:value-type="float">
            <text:p>1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formula="of:=[.B17]*[.C17]" office:value-type="float" office:value="1113" calcext:value-type="float">
            <text:p>1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1429" calcext:value-type="float">
            <text:p>1429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13:.B18])" office:value-type="float" office:value="10605" calcext:value-type="float">
            <text:p>10605</text:p>
          </table:table-cell>
          <table:table-cell/>
          <table:table-cell table:style-name="ce1" table:formula="of:=SUM([.D13:.D18])" office:value-type="float" office:value="20531" calcext:value-type="float">
            <text:p>2053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6772" calcext:value-type="float">
            <text:p>167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485" calcext:value-type="float">
            <text:p>3485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3485" calcext:value-type="float">
            <text:p>3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3129" calcext:value-type="float">
            <text:p>3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table:formula="of:=[.B25]*[.C25]" office:value-type="float" office:value="3393" calcext:value-type="float">
            <text:p>3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491" calcext:value-type="float">
            <text:p>1491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2982" calcext:value-type="float">
            <text:p>2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7004" calcext:value-type="float">
            <text:p>7004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7004" calcext:value-type="float">
            <text:p>7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23:.B28])" office:value-type="float" office:value="16772" calcext:value-type="float">
            <text:p>16772</text:p>
          </table:table-cell>
          <table:table-cell/>
          <table:table-cell table:style-name="ce1" table:formula="of:=SUM([.D23:.D28])" office:value-type="float" office:value="22611" calcext:value-type="float">
            <text:p>226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4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9887" calcext:value-type="float">
            <text:p>98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352" calcext:value-type="float">
            <text:p>2352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4704" calcext:value-type="float">
            <text:p>4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formula="of:=[.B35]*[.C35]" office:value-type="float" office:value="2375" calcext:value-type="float">
            <text:p>2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table:formula="of:=[.B36]*[.C36]" office:value-type="float" office:value="4180" calcext:value-type="float">
            <text:p>4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2097" calcext:value-type="float">
            <text:p>2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1853" calcext:value-type="float">
            <text:p>1853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33:.B38])" office:value-type="float" office:value="9887" calcext:value-type="float">
            <text:p>9887</text:p>
          </table:table-cell>
          <table:table-cell/>
          <table:table-cell table:style-name="ce1" table:formula="of:=SUM([.D33:.D38])" office:value-type="float" office:value="18281" calcext:value-type="float">
            <text:p>182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4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3284" calcext:value-type="float">
            <text:p>13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4937" calcext:value-type="float">
            <text:p>4937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4937" calcext:value-type="float">
            <text:p>4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3507" calcext:value-type="float">
            <text:p>3507</text:p>
          </table:table-cell>
          <table:table-cell office:value-type="float" office:value="2" calcext:value-type="float">
            <text:p>2</text:p>
          </table:table-cell>
          <table:table-cell table:formula="of:=[.B44]*[.C44]" office:value-type="float" office:value="7014" calcext:value-type="float">
            <text:p>7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formula="of:=[.B45]*[.C45]"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formula="of:=[.B46]*[.C46]" office:value-type="float" office:value="2410" calcext:value-type="float">
            <text:p>2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1651" calcext:value-type="float">
            <text:p>1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2852" calcext:value-type="float">
            <text:p>2852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43:.B48])" office:value-type="float" office:value="13284" calcext:value-type="float">
            <text:p>13284</text:p>
          </table:table-cell>
          <table:table-cell/>
          <table:table-cell table:style-name="ce1" table:formula="of:=SUM([.D43:.D48])" office:value-type="float" office:value="21264" calcext:value-type="float">
            <text:p>212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4-2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8244" calcext:value-type="float">
            <text:p>82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055" calcext:value-type="float">
            <text:p>3055</text:p>
          </table:table-cell>
          <table:table-cell office:value-type="float" office:value="1" calcext:value-type="float">
            <text:p>1</text:p>
          </table:table-cell>
          <table:table-cell table:formula="of:=[.B53]*[.C53]" office:value-type="float" office:value="3055" calcext:value-type="float">
            <text:p>3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122" calcext:value-type="float">
            <text:p>2122</text:p>
          </table:table-cell>
          <table:table-cell office:value-type="float" office:value="5" calcext:value-type="float">
            <text:p>5</text:p>
          </table:table-cell>
          <table:table-cell table:formula="of:=[.B54]*[.C54]" office:value-type="float" office:value="10610" calcext:value-type="float">
            <text:p>106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B55]*[.C55]" office:value-type="float" office:value="1575" calcext:value-type="float">
            <text:p>1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[.B56]*[.C56]" office:value-type="float" office:value="1600" calcext:value-type="float">
            <text:p>1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table:formula="of:=[.B57]*[.C57]" office:value-type="float" office:value="1006" calcext:value-type="float">
            <text:p>1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  <table:table-cell table:formula="of:=[.B58]*[.C58]" office:value-type="float" office:value="1838" calcext:value-type="float">
            <text:p>1838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53:.B58])" office:value-type="float" office:value="8244" calcext:value-type="float">
            <text:p>8244</text:p>
          </table:table-cell>
          <table:table-cell/>
          <table:table-cell table:style-name="ce1" table:formula="of:=SUM([.D53:.D58])" office:value-type="float" office:value="19684" calcext:value-type="float">
            <text:p>1968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23:34:49.309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2:06:36.829071497</meta:creation-date>
    <dc:date>2022-03-26T23:41:33.738194244</dc:date>
    <meta:editing-duration>PT17H48M28S</meta:editing-duration>
    <meta:editing-cycles>10</meta:editing-cycles>
    <meta:generator>LibreOffice/6.4.7.2$Linux_X86_64 LibreOffice_project/40$Build-2</meta:generator>
    <meta:document-statistic meta:table-count="1" meta:cell-count="186" meta:object-count="0"/>
  </office:meta>
</office:document-meta>
</file>